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 Extra Bold" svg:font-family="'Cantarell Extra Bold'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officeooo:rsid="001c9ab3" officeooo:paragraph-rsid="001c9ab3"/>
    </style:style>
    <style:style style:name="P2" style:family="paragraph" style:parent-style-name="Standard">
      <style:text-properties fo:color="#000000" loext:opacity="100%" officeooo:rsid="001c9ab3" officeooo:paragraph-rsid="0023501d"/>
    </style:style>
    <style:style style:name="P3" style:family="paragraph" style:parent-style-name="Standard">
      <style:text-properties fo:color="#000000" loext:opacity="100%" officeooo:rsid="001c9ab3" officeooo:paragraph-rsid="00235ddd"/>
    </style:style>
    <style:style style:name="P4" style:family="paragraph" style:parent-style-name="Standard">
      <style:text-properties fo:color="#000000" loext:opacity="100%" officeooo:rsid="001c9ab3" officeooo:paragraph-rsid="00209285"/>
    </style:style>
    <style:style style:name="P5" style:family="paragraph" style:parent-style-name="Standard">
      <style:text-properties fo:color="#000000" loext:opacity="100%" officeooo:rsid="0023501d" officeooo:paragraph-rsid="0023501d"/>
    </style:style>
    <style:style style:name="P6" style:family="paragraph" style:parent-style-name="Standard">
      <style:text-properties fo:color="#000000" loext:opacity="100%" officeooo:rsid="002c2fdf" officeooo:paragraph-rsid="002c2fdf"/>
    </style:style>
    <style:style style:name="P7" style:family="paragraph" style:parent-style-name="Standard">
      <style:text-properties fo:color="#000000" loext:opacity="100%" style:font-name="Cantarell Extra Bold" officeooo:rsid="00226925" officeooo:paragraph-rsid="00226925"/>
    </style:style>
    <style:style style:name="P8" style:family="paragraph" style:parent-style-name="Standard">
      <style:text-properties fo:color="#000000" loext:opacity="100%" officeooo:rsid="002e2df6" officeooo:paragraph-rsid="002e2df6"/>
    </style:style>
    <style:style style:name="P9" style:family="paragraph" style:parent-style-name="Standard">
      <style:text-properties fo:color="#000000" loext:opacity="100%" officeooo:paragraph-rsid="002f1d03"/>
    </style:style>
    <style:style style:name="P10" style:family="paragraph" style:parent-style-name="Standard">
      <style:text-properties fo:color="#c9211e" loext:opacity="100%" style:font-name="Cantarell Extra Bold" officeooo:rsid="001adce6" officeooo:paragraph-rsid="001adce6"/>
    </style:style>
    <style:style style:name="P11" style:family="paragraph" style:parent-style-name="Standard">
      <style:text-properties fo:color="#000000" loext:opacity="100%" officeooo:rsid="00243584" officeooo:paragraph-rsid="00243584"/>
    </style:style>
    <style:style style:name="P12" style:family="paragraph" style:parent-style-name="Standard">
      <style:text-properties fo:color="#000000" loext:opacity="100%" officeooo:rsid="002f5b80" officeooo:paragraph-rsid="002f5b80"/>
    </style:style>
    <style:style style:name="T1" style:family="text">
      <style:text-properties fo:font-weight="bold" officeooo:rsid="0023501d" style:font-weight-asian="bold" style:font-weight-complex="bold"/>
    </style:style>
    <style:style style:name="T2" style:family="text">
      <style:text-properties officeooo:rsid="001d519a"/>
    </style:style>
    <style:style style:name="T3" style:family="text">
      <style:text-properties officeooo:rsid="0023501d"/>
    </style:style>
    <style:style style:name="T4" style:family="text">
      <style:text-properties fo:font-style="italic" officeooo:rsid="0023501d" style:font-style-asian="italic" style:font-style-complex="italic"/>
    </style:style>
    <style:style style:name="T5" style:family="text">
      <style:text-properties officeooo:rsid="0023501d" fo:background-color="#ffff00" loext:char-shading-value="0"/>
    </style:style>
    <style:style style:name="T6" style:family="text">
      <style:text-properties officeooo:rsid="002f1d03"/>
    </style:style>
    <style:style style:name="T7" style:family="text">
      <style:text-properties fo:color="#a31515" loext:opacity="100%" style:font-name="Droid Sans Mono" fo:font-size="10.5pt" fo:font-weight="normal" fo:background-color="#ffffff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7">Tests of if statements</text:p>
      <text:p text:style-name="P1"/>
      <text:p text:style-name="P1"><text:span text:style-name="T3">We check the values with the</text:span> tutu = $tutu</text:p>
      <text:p text:style-name="P1"/>
      <text:p text:style-name="P1">[if $tutu == oui]</text:p>
      <text:p text:style-name="P1"><text:span text:style-name="T3">This </text:span><text:span text:style-name="T4">paragraph should</text:span><text:span text:style-name="T3"> be displayed</text:span> <text:span text:style-name="T2">(==oui)</text:span></text:p>
      <text:p text:style-name="P1">[endif]</text:p>
      <text:p text:style-name="P1"/>
      <text:p text:style-name="P1">[if $tutu != oui]</text:p>
      <text:p text:style-name="P2"><text:span text:style-name="T3">This paragraph should </text:span><text:span text:style-name="T1">not</text:span><text:span text:style-name="T3"> be displayed</text:span> <text:s/>(!=<text:span text:style-name="T2">oui)</text:span></text:p>
      <text:p text:style-name="P2"/>
      <text:p text:style-name="P6">this is a chance because it contains many lines</text:p>
      <text:p text:style-name="P6"/>
      <text:p text:style-name="P6">x</text:p>
      <text:p text:style-name="P6">x</text:p>
      <text:p text:style-name="P6">x</text:p>
      <text:p text:style-name="P6">x</text:p>
      <text:p text:style-name="P6"/>
      <text:p text:style-name="P6">all of these lines will be removed</text:p>
      <text:p text:style-name="P1">[endif]</text:p>
      <text:p text:style-name="P1"/>
      <text:p text:style-name="P1">[if $tutu == glouglou]</text:p>
      <text:p text:style-name="P3"><text:span text:style-name="T3">This </text:span><text:span text:style-name="T4">paragraph</text:span><text:span text:style-name="T3"> should </text:span><text:span text:style-name="T1">not</text:span><text:span text:style-name="T3"> be displayed</text:span> (==glouglou)</text:p>
      <text:p text:style-name="P1">[endif]</text:p>
      <text:p text:style-name="P1"/>
      <text:p text:style-name="P1">[if $tutu != glouglou]</text:p>
      <text:p text:style-name="P2"><text:span text:style-name="T3">This </text:span><text:span text:style-name="T5">paragraph should be</text:span><text:span text:style-name="T3"> displayed</text:span> (!= glouglou)</text:p>
      <text:p text:style-name="P2"/>
      <text:p text:style-name="P5">several lines</text:p>
      <text:p text:style-name="P1">[endif]</text:p>
      <text:p text:style-name="P1"/>
      <text:p text:style-name="P8">the $tata variable</text:p>
      <text:p text:style-name="P1"/>
      <text:p text:style-name="P9"><text:span text:style-name="T6">[if $my_func(toto)==</text:span><text:span text:style-name="T7">my_func_value</text:span><text:span text:style-name="T6">]La fonction a bien été prise en compte[endif]</text:span></text:p>
      <text:p text:style-name="P4"/>
      <text:p text:style-name="P11">End of the test</text:p>
      <text:p text:style-name="P11"/>
      <text:p text:style-name="P12">We need to test 2 if statements on the same line</text:p>
      <text:p text:style-name="P12"/>
      <text:p text:style-name="P12">[if $odoo(status) == SARL]SARL type of status[endif][if $odoo(status) == SAS]SAS type of status[endif]</text:p>
      <text:p text:style-name="P12">end of fil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 Extra Bold" svg:font-family="'Cantarell Extra Bold'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3T09:25:12.380944799</meta:creation-date>
    <dc:date>2023-03-14T11:38:21.767031027</dc:date>
    <meta:editing-duration>PT32M50S</meta:editing-duration>
    <meta:editing-cycles>22</meta:editing-cycles>
    <meta:generator>LibreOffice/7.4.4.2$Linux_X86_64 LibreOffice_project/40$Build-2</meta:generator>
    <meta:document-statistic meta:table-count="0" meta:image-count="0" meta:object-count="0" meta:page-count="1" meta:paragraph-count="27" meta:word-count="125" meta:character-count="728" meta:non-whitespace-character-count="629"/>
  </office:meta>
</office:document-meta>
</file>